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2cm" svg:stroke-color="#008000" draw:fill="none" fo:padding-top="0.006cm" fo:padding-bottom="0.006cm" fo:padding-left="0.006cm" fo:padding-right="0.006cm"/>
    </style:style>
    <style:style style:name="gr2" style:family="graphic" style:parent-style-name="standard">
      <style:graphic-properties draw:stroke="solid" svg:stroke-width="0.012cm" svg:stroke-color="#e2414a" draw:fill="none" fo:padding-top="0.006cm" fo:padding-bottom="0.006cm" fo:padding-left="0.006cm" fo:padding-right="0.006cm"/>
    </style:style>
    <style:style style:name="gr3" style:family="graphic" style:parent-style-name="standard">
      <style:graphic-properties draw:stroke="solid" svg:stroke-width="0.012cm" svg:stroke-color="#435baf" draw:fill="none" fo:padding-top="0.006cm" fo:padding-bottom="0.006cm" fo:padding-left="0.006cm" fo:padding-right="0.006cm"/>
    </style:style>
    <style:style style:name="gr4" style:family="graphic" style:parent-style-name="Line_20_Drawing">
      <style:graphic-properties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rawing_5f_template">
        <draw:path draw:style-name="gr1" draw:layer="layout" svg:width="4.344cm" svg:height="0.869cm" svg:x="2.03cm" svg:y="4.146cm" svg:viewBox="0 0 4345 870" svg:d="m0 870h4345v-870h-4345m85 710 103 103m0-103-103 103m0-321 103 103m0-103-103 103m0-320 103 103m0-103-103 103m0-321 103 103m0-103-103 103m271 550 103 103m0-103-103 103m0-321 103 103m0-103-103 103m0-320 103 103m0-103-103 103m0-321 103 103m0-103-103 103m272 550 103 103m0-103-103 103m0-321 103 103m0-103-103 103m0-320 103 103m0-103-103 103m0-321 103 103m0-103-103 103m271 550 103 103m0-103-103 103m0-321 103 103m0-103-103 103m0-320 103 103m0-103-103 103m0-321 103 103m0-103-103 103m272 550 103 103m0-103-103 103m0-321 103 103m0-103-103 103m0-320 103 103m0-103-103 103m0-321 103 103m0-103-103 103m271 550 103 103m0-103-103 103m0-321 103 103m0-103-103 103m0-320 103 103m0-103-103 103m0-321 103 103m0-103-103 103m272 550 103 103m0-103-103 103m0-321 103 103m0-103-103 103m0-320 103 103m0-103-103 103m0-321 103 103m0-103-103 103m271 550 103 103m0-103-103 103m0-321 103 103m0-103-103 103m0-320 103 103m0-103-103 103m0-321 103 103m0-103-103 103m272 550 103 103m0-103-103 103m0-321 103 103m0-103-103 103m0-320 103 103m0-103-103 103m0-321 103 103m0-103-103 103m271 550 103 103m0-103-103 103m0-321 103 103m0-103-103 103m0-320 103 103m0-103-103 103m0-321 103 103m0-103-103 103m272 550 103 103m0-103-103 103m0-321 103 103m0-103-103 103m0-320 103 103m0-103-103 103m0-321 103 103m0-103-103 103m271 550 103 103m0-103-103 103m0-321 103 103m0-103-103 103m0-320 103 103m0-103-103 103m0-321 103 103m0-103-103 103m272 550 103 103m0-103-103 103m0-321 103 103m0-103-103 103m0-320 103 103m0-103-103 103m0-321 103 103m0-103-103 103m271 550 103 103m0-103-103 103m0-321 103 103m0-103-103 103m0-320 103 103m0-103-103 103m0-321 103 103m0-103-103 103m272 550 103 103m0-103-103 103m0-321 103 103m0-103-103 103m0-320 103 103m0-103-103 103m0-321 103 103m0-103-103 103m272 550 102 103m0-103-102 103m0-321 102 103m0-103-102 103m0-320 102 103m0-103-102 103m0-321 102 103m0-103-102 103">
          <text:p/>
        </draw:path>
        <draw:path draw:style-name="gr2" draw:layer="layout" svg:width="4.344cm" svg:height="1.304cm" svg:x="2.03cm" svg:y="3.277cm" svg:viewBox="0 0 4345 1305" svg:d="m0 1305 4345-436v-869l-4345 434m211 747c0 41-34 74-74 74-41 0-74-33-74-74s33-74 74-74c40 0 74 33 74 74m0-219c0 41-34 74-74 74-41 0-74-33-74-74s33-74 74-74c40 0 74 33 74 74m0-214c0 41-34 74-74 74-41 0-74-33-74-74s33-74 74-74c40 0 74 33 74 74m0-219c0 41-34 74-74 74-41 0-74-33-74-74s33-74 74-74c40 0 74 33 74 74m272 628c0 41-33 74-74 74s-74-33-74-74 33-74 74-74 74 33 74 74m0-219c0 41-33 74-74 74s-74-33-74-74 33-74 74-74 74 33 74 74m0-219c0 41-33 74-74 74s-74-33-74-74 33-74 74-74 74 33 74 74m0-220c0 41-33 74-74 74s-74-33-74-74 33-74 74-74 74 33 74 74m273 629c0 41-33 74-74 74s-74-33-74-74 33-74 74-74 74 33 74 74m0-220c0 41-33 74-74 74s-74-33-74-74 33-74 74-74 74 33 74 74m0-219c0 41-33 74-74 74s-74-33-74-74 33-74 74-74 74 33 74 74m0-213c0 40-33 74-74 74s-74-34-74-74c0-41 33-75 74-75s74 34 74 75m266 622c0 41-33 74-74 74s-74-33-74-74 33-74 74-74 74 33 74 74m0-213c0 41-33 74-74 74s-74-33-74-74 33-74 74-74 74 33 74 74m0-220c0 41-33 74-74 74s-74-33-74-74 33-74 74-74 74 33 74 74m0-219c0 41-33 74-74 74s-74-33-74-74 33-74 74-74 74 33 74 74m273 628c0 41-33 74-74 74s-74-33-74-74 33-74 74-74 74 33 74 74m0-219c0 41-33 74-74 74s-74-33-74-74 33-74 74-74 74 33 74 74m0-219c0 41-33 74-74 74s-74-33-74-74 33-74 74-74 74 33 74 74m0-214c0 41-33 74-74 74s-74-33-74-74 33-74 74-74 74 33 74 74m272 623c0 41-33 74-74 74s-74-33-74-74 33-74 74-74 74 33 74 74m0-220c0 41-33 74-74 74s-74-33-74-74 33-74 74-74 74 33 74 74m0-213c0 41-33 74-74 74s-74-33-74-74 33-74 74-74 74 33 74 74m0-219c0 40-33 74-74 74s-74-34-74-74c0-41 33-75 74-75s74 34 74 75m273 628c0 41-33 74-74 74s-74-33-74-74 33-74 74-74 74 33 74 74m0-219c0 41-33 74-74 74s-74-33-74-74 33-74 74-74 74 33 74 74m0-220c0 41-33 74-74 74s-74-33-74-74 33-74 74-74 74 33 74 74m0-213c0 41-33 74-74 74s-74-33-74-74 33-74 74-74 74 33 74 74m272 622c0 41-33 74-74 74s-74-33-74-74 33-74 74-74 74 33 74 74m0-219c0 41-33 74-74 74s-74-33-74-74 33-74 74-74 74 33 74 74m0-213c0 40-33 74-74 74s-74-34-74-74c0-41 33-75 74-75s74 34 74 75m0-220c0 41-33 74-74 74s-74-33-74-74 33-74 74-74 74 33 74 74m273 623c0 41-33 74-74 74s-74-33-74-74 33-74 74-74 74 33 74 74m0-214c0 41-33 74-74 74s-74-33-74-74 33-74 74-74 74 33 74 74m0-219c0 41-33 74-74 74s-74-33-74-74 33-74 74-74 74 33 74 74m0-214c0 41-33 75-74 75s-74-34-74-75c0-40 33-74 74-74s74 34 74 74m266 623c0 41-33 74-74 74s-74-33-74-74 33-74 74-74 74 33 74 74m0-219c0 41-33 74-74 74s-74-33-74-74 33-74 74-74 74 33 74 74m0-220c0 41-33 74-74 74s-74-33-74-74 33-74 74-74 74 33 74 74m0-213c0 41-33 74-74 74s-74-33-74-74 33-74 74-74 74 33 74 74m273 622c0 41-33 74-74 74s-74-33-74-74 33-74 74-74 74 33 74 74m0-219c0 41-33 74-74 74s-74-33-74-74 33-74 74-74 74 33 74 74m0-213c0 40-33 74-74 74s-74-34-74-74c0-41 33-75 74-75s74 34 74 75m0-220c0 41-33 74-74 74s-74-33-74-74 33-74 74-74 74 33 74 74m272 629c0 41-33 74-74 74s-74-33-74-74 33-74 74-74 74 33 74 74m0-220c0 41-33 74-74 74s-74-33-74-74 33-74 74-74 74 33 74 74m0-219c0 41-33 74-74 74s-74-33-74-74 33-74 74-74 74 33 74 74m0-214c0 41-33 75-74 75s-74-34-74-75c0-40 33-74 74-74s74 34 74 74m273 623c0 41-33 74-74 74s-74-33-74-74 33-74 74-74 74 33 74 74m0-219c0 41-33 74-74 74s-74-33-74-74 33-74 74-74 74 33 74 74m0-214c0 41-33 74-74 74s-74-33-74-74 33-74 74-74 74 33 74 74m0-219c0 41-33 74-74 74s-74-33-74-74 33-74 74-74 74 33 74 74m272 622c0 41-33 74-74 74s-74-33-74-74 33-74 74-74 74 33 74 74m0-213c0 41-33 74-74 74s-74-33-74-74 33-74 74-74 74 33 74 74m0-219c0 40-33 74-74 74s-74-34-74-74c0-41 33-75 74-75s74 34 74 75m0-214c0 41-33 74-74 74s-74-33-74-74 33-74 74-74 74 33 74 74m273 623c0 41-33 74-74 74s-74-33-74-74 33-74 74-74 74 33 74 74m0-220c0 41-33 74-74 74s-74-33-74-74 33-74 74-74 74 33 74 74m0-213c0 41-33 74-74 74s-74-33-74-74 33-74 74-74 74 33 74 74m0-220c0 41-33 75-74 75s-74-34-74-75c0-40 33-74 74-74s74 34 74 74m267 623c0 41-34 74-75 74-40 0-74-33-74-74s34-74 74-74c41 0 75 33 75 74m0-213c0 40-34 74-75 74-40 0-74-34-74-74 0-41 34-75 74-75 41 0 75 34 75 75m0-220c0 41-34 74-75 74-40 0-74-33-74-74s34-74 74-74c41 0 75 33 75 74m0-219c0 41-34 74-75 74-40 0-74-33-74-74s34-74 74-74c41 0 75 33 75 74">
          <text:p/>
        </draw:path>
        <draw:path draw:style-name="gr3" draw:layer="layout" svg:width="4.344cm" svg:height="3.478cm" svg:x="2.03cm" svg:y="2.406cm" svg:viewBox="0 0 4345 3479" svg:d="m0 3045 4345 434v-869l-4345-434m62 774h148m-74-74v148m-74-292h148m-74-74v148m-74-290h148m-74-74v148m-74-293h148m-74-74v149m198 605h148m-74-74v148m-74-292h148m-74-75v149m-74-291h148m-74-74v149m-74-293h148m-74-74v148m197 606h148m-74-75v149m-74-291h148m-74-74v149m-74-293h148m-74-74v148m-74-292h148m-74-74v148m198 605h148m-74-74v148m-74-290h148m-74-74v148m-74-292h148m-74-74v148m-74-290h148m-74-74v148m197 605h148m-74-74v148m-74-292h148m-74-74v148m-74-292h148m-74-74v148m-74-290h148m-74-75v149m198 605h148m-74-74v148m-74-292h148m-74-74v148m-74-290h148m-74-75v149m-74-293h148m-74-74v148m197 606h148m-74-74v148m-74-293h148m-74-74v149m-74-291h148m-74-74v148m-74-292h148m-74-74v148m198 605h148m-74-74v149m-74-291h148m-74-74v148m-74-292h148m-74-74v148m-74-292h148m-74-74v148m197 605h148m-74-74v148m-74-290h148m-74-74v148m-74-292h148m-74-74v148m-74-290h148m-74-74v148m198 605h148m-74-74v148m-74-292h148m-74-74v148m-74-292h148m-74-75v149m-74-291h148m-74-74v149m197 605h148m-74-74v148m-74-292h148m-74-75v149m-74-291h148m-74-74v149m-74-293h148m-74-74v148m198 606h148m-74-75v149m-74-293h148m-74-74v148m-74-290h148m-74-74v148m-74-292h148m-74-74v148m197 605h148m-74-74v148m-74-290h148m-74-74v148m-74-292h148m-74-74v148m-74-292h148m-74-74v148m198 605h148m-74-74v148m-74-290h148m-74-74v148m-74-292h148m-74-74v148m-74-290h148m-74-75v149m197 605h148m-74-74v148m-74-292h148m-74-74v148m-74-293h148m-74-74v149m-74-291h148m-74-74v148m198 606h148m-74-74v148m-74-293h148m-74-74v149m-74-291h148m-74-74v148m-74-292h148m-74-74v148m-4209-1039 4345-869v-871l-4345 871m62 733h148m-74-74v148m-51-126 103 103m0-103-103 103m-23-267h148m-74-75v149m-51-126 103 103m0-103-103 103m-23-270h148m-74-74v148m-51-125 103 103m0-103-103 103m-23-270h148m-74-74v148m-51-125 103 103m0-103-103 103m249 547h148m-74-74v148m-52-125 103 103m0-103-103 103m-22-270h148m-74-74v148m-52-125 103 102m0-102-103 102m-22-267h148m-74-74v148m-52-126 103 103m0-103-103 103m-22-269h148m-74-75v149m-52-126 103 103m0-103-103 103m249 546h148m-74-75v149m-51-126 103 103m0-103-103 103m-23-268h148m-74-74v149m-51-126 103 103m0-103-103 103m-23-270h148m-74-74v148m-51-125 103 103m0-103-103 103m-23-268h148m-74-74v148m-51-125 103 103m0-103-103 103m249 545h148m-74-74v148m-52-125 103 103m0-103-103 103m-22-270h148m-74-74v148m-52-126 103 103m0-103-103 103m-22-267h148m-74-74v148m-52-126 103 103m0-103-103 103m-22-270h148m-74-74v149m-52-126 103 103m0-103-103 103m249 548h148m-74-75v149m-51-126 103 103m0-103-103 103m-23-270h148m-74-74v148">
          <text:p/>
        </draw:path>
        <draw:path draw:style-name="gr3" draw:layer="layout" svg:width="3.134cm" svg:height="1.343cm" svg:x="3.178cm" svg:y="2.468cm" svg:viewBox="0 0 3135 1344" svg:d="m23 1056 103 103m0-103-103 103m-23-270h148m-74-74v148m-51-125 103 103m0-103-103 103m-23-268h148m-74-74v148m-51-126 103 103m0-103-103 103m249 546h148m-74-74v148m-52-125 103 102m0-102-103 102m-22-267h148m-74-74v148m-52-126 103 103m0-103-103 103m-22-269h148m-74-75v149m-52-126 103 103m0-103-103 103m-22-270h148m-74-74v148m-52-125 103 103m0-103-103 103m249 547h148m-74-74v149m-51-126 103 103m0-103-103 103m-23-270h148m-74-74v148m-51-125 103 103m0-103-103 103m-23-268h148m-74-74v148m-51-125 103 103m0-103-103 103m-23-270h148m-74-74v148m-51-126 103 103m0-103-103 103m249 546h148m-74-74v148m-52-126 103 103m0-103-103 103m-22-267h148m-74-74v148m-52-126 103 103m0-103-103 103m-22-270h148m-74-74v149m-52-126 103 103m0-103-103 103m-22-268h148m-74-74v148m-52-125 103 103m0-103-103 103m249 545h148m-74-74v148m-51-125 103 103m0-103-103 103m-23-270h148m-74-74v148m-51-125 103 103m0-103-103 103m-23-268h148m-74-74v148m-51-126 103 103m0-103-103 103m-23-269h148m-74-74v148m-51-126 103 103m0-103-103 103m249 548h148m-74-74v148m-52-126 103 103m0-103-103 103m-22-269h148m-74-75v149m-52-126 103 103m0-103-103 103m-22-270h148m-74-74v148m-52-125 103 103m0-103-103 103m-22-268h148m-74-74v148m-52-125 103 103m0-103-103 103m249 545h148m-74-74v148m-51-125 103 103m0-103-103 103m-23-268h148m-74-74v148m-51-125 103 103m0-103-103 103m-23-270h148m-74-74v148m-51-126 103 103m0-103-103 103m-23-269h148m-74-74v148m-51-126 103 103m0-103-103 103m249 548h148m-74-74v148m-52-126 103 103m0-103-103 103m-22-270h148m-74-74v149m-52-126 103 103m0-103-103 103m-22-268h148m-74-74v148m-52-125 103 103m0-103-103 103m-22-270h148m-74-74v148m-52-125 103 103m0-103-103 103m249 545h148m-74-74v148m-51-125 103 103m0-103-103 103m-23-268h148m-74-74v148m-51-126 103 103m0-103-103 103m-23-269h148m-74-74v148m-51-126 103 103m0-103-103 103m-23-267h148m-74-75v149m-51-126 103 103m0-103-103 103m249 546h148m-74-75v149m-52-126 103 103m0-103-103 103m-22-270h148m-74-74v148m-52-125 103 103m0-103-103 103m-22-268h148m-74-74v148m-52-125 103 103m0-103-103 103m-22-270h148m-74-74v148m-52-125 103 102m0-102-103 102m249 548h148m-74-74v148m-51-125 103 103m0-103-103 103m-23-270h148m-74-74v148m-51-126 103 103m0-103-103 103m-23-269h148m-74-74v148m-51-126 103 103m0-103-103 103m-23-268h148m-74-74v149m-51-126 103 103m0-103-103 103m249 545h148m-74-74v149m-51-126 102 103m0-103-102 103m-23-268h148m-74-74v148m-51-125 102 103m0-103-102 103m-23-270h148m-74-74v148m-51-125 102 103m0-103-102 103m-23-270h148m-74-74v148m-51-126 102 103m0-103-102 103">
          <text:p/>
        </draw:path>
        <draw:path draw:style-name="gr2" draw:layer="layout" svg:width="4.344cm" svg:height="1.739cm" svg:x="2.03cm" svg:y="5.016cm" svg:viewBox="0 0 4345 1740" svg:d="m0 869 4345 871v-871l-4345-869m62 789h148m-74-74v148m-51-126 103 103m0-103-103 103m-23-269h148m-74-74v148m-51-126 103 103m0-103-103 103m-23-270h148m-74-74v149m-51-126 103 103m0-103-103 103m-23-268h148m-74-74v148m-51-125 103 103m0-103-103 103m249 654h148m-74-74v148m-52-125 103 103m0-103-103 103m-22-270h148m-74-74v148m-52-125 103 103m0-103-103 103m-22-268h148m-74-74v148m-52-125 103 102m0-102-103 102m-22-269h148m-74-74v148m-52-126 103 103m0-103-103 103m249 655h148m-74-74v148m-51-126 103 103m0-103-103 103m-23-267h148m-74-74v148m-51-126 103 103m0-103-103 103m-23-269h148m-74-75v149m-51-126 103 103m0-103-103 103m-23-268h148m-74-74v148m-51-125 103 103m0-103-103 103m249 655h148m-74-75v149m-52-126 103 103m0-103-103 103m-22-270h148m-74-74v148m-52-125 103 103m0-103-103 103m-22-268h148m-74-74v148m-52-125 103 103m0-103-103 103m-22-270h148m-74-74v148m-52-126 103 103m0-103-103 103m249 655h148m-74-74v148m-51-125 103 103m0-103-103 103m-23-268h148m-74-74v148m-51-126 103 103m0-103-103 103m-23-269h148m-74-74v148m-51-126 103 103m0-103-103 103m-23-270h148m-74-74v149m-51-126 103 103m0-103-103 103m249 657h148m-74-74v148m-52-126 103 103m0-103-103 103m-22-270h148m-74-74v148m-52-125 103 103m0-103-103 103m-22-270h148m-74-74v148m-52-125 103 103m0-103-103 103m-22-268h148m-74-74v148m-52-125 103 102m0-102-103 102m249 655h148m-74-74v148m-51-125 103 103m0-103-103 103m-23-270h148m-74-74v148m-51-126 103 103m0-103-103 103m-23-267h148m-74-74v148m-51-126 103 103m0-103-103 103m-23-269h148m-74-75v149m-51-126 103 103m0-103-103 103m249 655h148m-74-74v148m-52-126 103 103m0-103-103 103m-22-267h148m-74-75v149m-52-126 103 103m0-103-103 103m-22-270h148m-74-74v148m-52-125 103 103m0-103-103 103m-22-268h148m-74-74v148m-52-125 103 103m0-103-103 103m249 654h148m-74-74v148m-51-125 103 103m0-103-103 103m-23-270h148m-74-74v148m-51-125 103 103m0-103-103 103m-23-268h148m-74-74v148m-51-126 103 103m0-103-103 103m-23-269h148m-74-74v148m-51-126 103 103m0-103-103 103m249 655h148m-74-74v148m-52-126 103 103m0-103-103 103m-22-267h148m-74-74v148m-52-126 103 103m0-103-103 103m-22-270h148m-74-74v148m-52-125 103 103m0-103-103 103m-22-270h148m-74-74v148m-52-125 103 103m0-103-103 103m249 656h148m-74-74v148m-51-125 103 103m0-103-103 103m-23-270h148m-74-74v148m-51-125 103 103m0-103-103 103m-23-270h148m-74-74v148m-51-126 103 103m0-103-103 103m-23-267h148m-74-74v148m-51-126 103 103m0-103-103 103m249 655h148m-74-74v148m-52-126 103 103m0-103-103 103m-22-269h148m-74-74v148m-52-126 103 103m0-103-103 103m-22-267h148m-74-75v149m-52-126 103 103m0-103-103 103m-22-270h148m-74-74v148m-52-125 103 103m0-103-103 103m249 654h148m-74-74v149m-51-126 103 103m0-103-103 103m-23-268h148m-74-74v148m-51-125 103 103">
          <text:p/>
        </draw:path>
        <draw:path draw:style-name="gr2" draw:layer="layout" svg:width="0.962cm" svg:height="0.962cm" svg:x="5.35cm" svg:y="5.731cm" svg:viewBox="0 0 963 963" svg:d="m126 457-103 103m-23-270h148m-74-74v148m-51-125 103 103m0-103-103 103m-23-268h148m-74-74v148m-51-126 103 103m0-103-103 103m249 655h148m-74-74v148m-52-125 103 102m0-102-103 102m-22-269h148m-74-74v148m-52-126 103 103m0-103-103 103m-22-267h148m-74-74v148m-52-126 103 103m0-103-103 103m-22-270h148m-74-74v148m-52-125 103 103m0-103-103 103m249 655h148m-74-75v149m-51-126 103 103m0-103-103 103m-23-268h148m-74-74v148m-51-125 103 103m0-103-103 103m-23-270h148m-74-74v148m-51-125 103 103m0-103-103 103m-23-270h148m-74-74v148m-51-126 103 103m0-103-103 103m249 657h148m-74-74v148m-51-125 102 103m0-103-102 103m-23-270h148m-74-74v148m-51-126 102 103m0-103-102 103m-23-269h148m-74-74v148m-51-126 102 103m0-103-102 103m-23-267h148m-74-75v149m-51-126 102 103m0-103-102 103">
          <text:p/>
        </draw:path>
        <draw:path draw:style-name="gr1" draw:layer="layout" svg:width="4.344cm" svg:height="2.173cm" svg:x="2.03cm" svg:y="1.537cm" svg:viewBox="0 0 4345 2174" svg:d="m0 2174 4345-1305v-869l-4345 1305m211 721c0 41-34 74-74 74-41 0-74-33-74-74s33-74 74-74c40 0 74 33 74 74m0-220c0 41-34 75-74 75-41 0-74-34-74-75 0-40 33-74 74-74 40 0 74 34 74 74m0-219c0 41-34 74-74 74-41 0-74-33-74-74s33-74 74-74c40 0 74 33 74 74m0-213c0 41-34 74-74 74-41 0-74-33-74-74s33-74 74-74c40 0 74 33 74 74m272 569c0 41-33 74-74 74s-74-33-74-74 33-74 74-74 74 33 74 74m0-220c0 41-33 75-74 75s-74-34-74-75c0-40 33-74 74-74s74 34 74 74m0-213c0 41-33 74-74 74s-74-33-74-74 33-74 74-74 74 33 74 74m0-219c0 41-33 74-74 74s-74-33-74-74 33-74 74-74 74 33 74 74m273 569c0 41-33 74-74 74s-74-33-74-74 33-74 74-74 74 33 74 74m0-214c0 41-33 74-74 74s-74-33-74-74 33-74 74-74 74 33 74 74m0-219c0 41-33 74-74 74s-74-33-74-74 33-74 74-74 74 33 74 74m0-219c0 41-33 74-74 74s-74-33-74-74 33-75 74-75 74 34 74 75m266 575c0 41-33 74-74 74s-74-33-74-74 33-74 74-74 74 33 74 74m0-220c0 41-33 74-74 74s-74-33-74-74 33-74 74-74 74 33 74 74m0-219c0 41-33 74-74 74s-74-33-74-74 33-74 74-74 74 33 74 74m0-213c0 40-33 74-74 74s-74-34-74-74c0-41 33-75 74-75s74 34 74 75m273 569c0 41-33 74-74 74s-74-33-74-74 33-74 74-74 74 33 74 74m0-220c0 41-33 74-74 74s-74-33-74-74 33-74 74-74 74 33 74 74m0-213c0 41-33 74-74 74s-74-33-74-74 33-74 74-74 74 33 74 74m0-219c0 40-33 74-74 74s-74-34-74-74c0-41 33-75 74-75s74 34 74 75m272 569c0 41-33 74-74 74s-74-33-74-74 33-74 74-74 74 33 74 74m0-220c0 41-33 74-74 74s-74-33-74-74 33-74 74-74 74 33 74 74m0-213c0 41-33 74-74 74s-74-33-74-74 33-74 74-74 74 33 74 74m0-219c0 40-33 74-74 74s-74-34-74-74c0-41 33-75 74-75s74 34 74 75m273 569c0 41-33 74-74 74s-74-33-74-74 33-74 74-74 74 33 74 74m0-214c0 41-33 74-74 74s-74-33-74-74 33-74 74-74 74 33 74 74m0-219c0 41-33 74-74 74s-74-33-74-74 33-74 74-74 74 33 74 74m0-219c0 40-33 74-74 74s-74-34-74-74c0-41 33-75 74-75s74 34 74 75m272 572c0 41-33 74-74 74s-74-33-74-74 33-74 74-74 74 33 74 74m0-217c0 41-33 74-74 74s-74-33-74-74 33-74 74-74 74 33 74 74m0-219c0 41-33 74-74 74s-74-33-74-74 33-74 74-74 74 33 74 74m0-219c0 40-33 74-74 74s-74-34-74-74c0-41 33-75 74-75s74 34 74 75m273 575c0 41-33 74-74 74s-74-33-74-74 33-74 74-74 74 33 74 74m0-220c0 41-33 74-74 74s-74-33-74-74 33-74 74-74 74 33 74 74m0-219c0 41-33 74-74 74s-74-33-74-74 33-74 74-74 74 33 74 74m0-214c0 41-33 75-74 75s-74-34-74-75c0-40 33-74 74-74s74 34 74 74m266 570c0 41-33 74-74 74s-74-33-74-74 33-74 74-74 74 33 74 74m0-220c0 41-33 74-74 74s-74-33-74-74 33-74 74-74 74 33 74 74m0-213c0 41-33 74-74 74s-74-33-74-74 33-74 74-74 74 33 74 74m0-220c0 41-33 75-74 75s-74-34-74-75c0-40 33-74 74-74s74 34 74 74m273 570c0 41-33 74-74 74s-74-33-74-74 33-75 74-75 74 34 74 75m0-214c0 41-33 74-74 74s-74-33-74-74 33-74 74-74 74 33 74 74m0-219c0 41-33 74-74 74s-74-33-74-74 33-74 74-74 74 33 74 74m0-220c0 41-33 75-74 75s-74-34-74-75c0-40 33-74 74-74s74 34 74 74m272 576c0 40-33 74-74 74s-74-34-74-74c0-41 33-75 74-75s74 34 74 75m0-220c0 41-33 74-74 74s-74-33-74-74 33-74 74-74 74 33 74 74m0-219c0 41-33 74-74 74s-74-33-74-74 33-74 74-74 74 33 74 74m0-214c0 41-33 74-74 74s-74-33-74-74 33-74 74-74 74 33 74 74m273 570c0 40-33 74-74 74s-74-34-74-74c0-41 33-75 74-75s74 34 74 75m0-220c0 41-33 74-74 74s-74-33-74-74 33-74 74-74 74 33 74 74m0-219c0 41-33 74-74 74s-74-33-74-74 33-74 74-74 74 33 74 74m0-214c0 41-33 74-74 74s-74-33-74-74 33-74 74-74 74 33 74 74m272 570c0 40-33 74-74 74s-74-34-74-74c0-41 33-75 74-75s74 34 74 75m0-220c0 41-33 74-74 74s-74-33-74-74 33-74 74-74 74 33 74 74m0-213c0 41-33 74-74 74s-74-33-74-74 33-74 74-74 74 33 74 74m0-220c0 41-33 74-74 74s-74-33-74-74 33-74 74-74 74 33 74 74m273 570c0 40-33 74-74 74s-74-34-74-74c0-41 33-75 74-75s74 34 74 75m0-214c0 41-33 74-74 74s-74-33-74-74 33-74 74-74 74 33 74 74m0-219c0 41-33 74-74 74s-74-33-74-74 33-74 74-74 74 33 74 74m0-220c0 41-33 74-74 74s-74-33-74-74 33-74 74-74 74 33 74 74m267 570c0 40-34 74-75 74-40 0-74-34-74-74 0-41 34-75 74-75 41 0 75 34 75 75m0-214c0 41-34 74-75 74-40 0-74-33-74-74s34-74 74-74c41 0 75 33 75 74m0-219c0 41-34 74-75 74-40 0-74-33-74-74s34-74 74-74c41 0 75 33 75 74m0-214c0 41-34 74-75 74-40 0-74-33-74-74s34-74 74-74c41 0 75 33 75 74">
          <text:p/>
        </draw:path>
        <draw:polyline draw:style-name="gr1" draw:layer="layout" svg:width="4.344cm" svg:height="2.173cm" svg:x="2.03cm" svg:y="5.451cm" svg:viewBox="0 0 4345 2174" draw:points="0,869 4345,2174 4345,1305 0,0 0,869">
          <text:p/>
        </draw:polyline>
        <draw:path draw:style-name="gr1" draw:layer="layout" svg:width="4.217cm" svg:height="2.021cm" svg:x="2.093cm" svg:y="5.528cm" svg:viewBox="0 0 4218 2022" svg:d="m148 724c0 41-34 74-74 74-41 0-74-33-74-74s33-75 74-75c40 0 74 34 74 75m0-217c0 41-34 74-74 74-41 0-74-33-74-74s33-74 74-74c40 0 74 33 74 74m0-219c0 41-34 74-74 74-41 0-74-33-74-74s33-74 74-74c40 0 74 33 74 74m0-214c0 41-34 74-74 74-41 0-74-33-74-74s33-74 74-74c40 0 74 33 74 74m272 730c0 41-33 74-74 74s-74-33-74-74 33-74 74-74 74 33 74 74m0-214c0 41-33 74-74 74s-74-33-74-74 33-74 74-74 74 33 74 74m0-219c0 41-33 74-74 74s-74-33-74-74 33-74 74-74 74 33 74 74m0-220c0 41-33 75-74 75s-74-34-74-75c0-40 33-74 74-74s74 34 74 74m273 736c0 41-33 74-74 74s-74-33-74-74 33-74 74-74 74 33 74 74m0-220c0 41-33 74-74 74s-74-33-74-74 33-74 74-74 74 33 74 74m0-213c0 41-33 74-74 74s-74-33-74-74 33-74 74-74 74 33 74 74m0-220c0 41-33 75-74 75s-74-34-74-75c0-40 33-74 74-74s74 34 74 74m266 736c0 41-33 74-74 74s-74-33-74-74 33-74 74-74 74 33 74 74m0-220c0 41-33 74-74 74s-74-33-74-74 33-74 74-74 74 33 74 74m0-213c0 41-33 74-74 74s-74-33-74-74 33-74 74-74 74 33 74 74m0-220c0 41-33 75-74 75s-74-34-74-75c0-40 33-74 74-74s74 34 74 74m273 736c0 41-33 74-74 74s-74-33-74-74 33-74 74-74 74 33 74 74m0-220c0 41-33 74-74 74s-74-33-74-74 33-74 74-74 74 33 74 74m0-219c0 41-33 74-74 74s-74-33-74-74 33-74 74-74 74 33 74 74m0-214c0 41-33 75-74 75s-74-34-74-75c0-40 33-74 74-74s74 34 74 74m272 730c0 41-33 74-74 74s-74-33-74-74 33-74 74-74 74 33 74 74m0-214c0 41-33 74-74 74s-74-33-74-74 33-74 74-74 74 33 74 74m0-219c0 41-33 74-74 74s-74-33-74-74 33-74 74-74 74 33 74 74m0-214c0 41-33 75-74 75s-74-34-74-75c0-40 33-74 74-74s74 34 74 74m273 730c0 41-33 74-74 74s-74-33-74-74 33-74 74-74 74 33 74 74m0-220c0 41-33 74-74 74s-74-33-74-74 33-74 74-74 74 33 74 74m0-213c0 41-33 74-74 74s-74-33-74-74 33-74 74-74 74 33 74 74m0-219c0 40-33 74-74 74s-74-34-74-74c0-41 33-75 74-75s74 34 74 75m272 735c0 41-33 74-74 74s-74-33-74-74 33-74 74-74 74 33 74 74m0-220c0 41-33 74-74 74s-74-33-74-74 33-74 74-74 74 33 74 74m0-219c0 41-33 74-74 74s-74-33-74-74 33-74 74-74 74 33 74 74m0-213c0 40-33 74-74 74s-74-34-74-74c0-41 33-75 74-75s74 34 74 75m273 735c0 41-33 74-74 74s-74-33-74-74 33-74 74-74 74 33 74 74m0-220c0 41-33 74-74 74s-74-33-74-74 33-74 74-74 74 33 74 74m0-219c0 41-33 74-74 74s-74-33-74-74 33-74 74-74 74 33 74 74m0-216c0 41-33 74-74 74s-74-33-74-74 33-75 74-75 74 34 74 75m266 732c0 41-33 74-74 74s-74-33-74-74 33-74 74-74 74 33 74 74m0-214c0 41-33 74-74 74s-74-33-74-74 33-74 74-74 74 33 74 74m0-219c0 41-33 74-74 74s-74-33-74-74 33-74 74-74 74 33 74 74m0-219c0 41-33 74-74 74s-74-33-74-74 33-74 74-74 74 33 74 74m273 735c0 41-33 74-74 74s-74-33-74-74 33-74 74-74 74 33 74 74m0-214c0 41-33 75-74 75s-74-34-74-75 33-74 74-74 74 33 74 74m0-219c0 41-33 74-74 74s-74-33-74-74 33-74 74-74 74 33 74 74m0-219c0 41-33 74-74 74s-74-33-74-74 33-74 74-74 74 33 74 74m272 735c0 41-33 74-74 74s-74-33-74-74 33-74 74-74 74 33 74 74m0-220c0 41-33 75-74 75s-74-34-74-75c0-40 33-74 74-74s74 34 74 74m0-213c0 41-33 74-74 74s-74-33-74-74 33-74 74-74 74 33 74 74m0-219c0 41-33 74-74 74s-74-33-74-74 33-74 74-74 74 33 74 74m273 735c0 41-33 74-74 74s-74-33-74-74 33-74 74-74 74 33 74 74m0-220c0 41-33 75-74 75s-74-34-74-75c0-40 33-74 74-74s74 34 74 74m0-219c0 41-33 74-74 74s-74-33-74-74 33-74 74-74 74 33 74 74m0-213c0 41-33 74-74 74s-74-33-74-74 33-74 74-74 74 33 74 74m272 729c0 41-33 74-74 74s-74-33-74-74 33-74 74-74 74 33 74 74m0-214c0 41-33 75-74 75s-74-34-74-75c0-40 33-74 74-74s74 34 74 74m0-219c0 41-33 74-74 74s-74-33-74-74 33-74 74-74 74 33 74 74m0-219c0 41-33 74-74 74s-74-33-74-74 33-74 74-74 74 33 74 74m273 735c0 41-33 74-74 74s-74-33-74-74 33-74 74-74 74 33 74 74m0-219c0 40-33 74-74 74s-74-34-74-74c0-41 33-75 74-75s74 34 74 75m0-214c0 41-33 74-74 74s-74-33-74-74 33-74 74-74 74 33 74 74m0-219c0 41-33 74-74 74s-74-33-74-74 33-74 74-74 74 33 74 74m267 735c0 41-34 74-75 74-40 0-74-33-74-74s34-74 74-74c41 0 75 33 75 74m0-219c0 40-34 74-75 74-40 0-74-34-74-74 0-41 34-75 74-75 41 0 75 34 75 75m0-220c0 41-34 74-75 74-40 0-74-33-74-74s34-74 74-74c41 0 75 33 75 74m0-213c0 41-34 74-75 74-40 0-74-33-74-74s34-74 74-74c41 0 75 33 75 74">
          <text:p/>
        </draw:path>
        <draw:polyline draw:style-name="gr1" draw:layer="layout" svg:width="4.344cm" svg:height="0.869cm" svg:x="8cm" svg:y="4.161cm" svg:viewBox="0 0 4345 870" draw:points="0,870 4345,870 4345,0 0,0 0,870">
          <text:p/>
        </draw:polyline>
        <draw:path draw:style-name="gr1" draw:layer="layout" svg:width="0.102cm" svg:height="0.754cm" svg:x="9.36cm" svg:y="4.219cm" svg:viewBox="0 0 103 755" svg:d="m0 652 103 103m0-103-103 103m0-321 103 103m0-103-103 103m0-319 103 103m0-103-103 103m0-321 103 103m0-103-103 103">
          <text:p/>
        </draw:path>
        <draw:polyline draw:style-name="gr2" draw:layer="layout" svg:width="4.344cm" svg:height="1.303cm" svg:x="8cm" svg:y="3.293cm" svg:viewBox="0 0 4345 1304" draw:points="0,1304 4345,868 4345,0 0,434 0,1304">
          <text:p/>
        </draw:polyline>
        <draw:path draw:style-name="gr2" draw:layer="layout" svg:width="0.147cm" svg:height="0.805cm" svg:x="9.336cm" svg:y="3.617cm" svg:viewBox="0 0 148 806" svg:d="m148 732c0 41-33 74-74 74s-74-33-74-74 33-74 74-74 74 33 74 74m0-219c0 41-33 74-74 74s-74-33-74-74 33-74 74-74 74 33 74 74m0-220c0 41-33 75-74 75s-74-34-74-75c0-40 33-74 74-74s74 34 74 74m0-219c0 41-33 74-74 74s-74-33-74-74 33-74 74-74 74 33 74 74">
          <text:p/>
        </draw:path>
        <draw:polyline draw:style-name="gr3" draw:layer="layout" svg:width="4.344cm" svg:height="1.302cm" svg:x="8cm" svg:y="4.597cm" svg:viewBox="0 0 4345 1303" draw:points="0,868 4345,1303 4345,434 0,0 0,868">
          <text:p/>
        </draw:polyline>
        <draw:path draw:style-name="gr3" draw:layer="layout" svg:width="0.147cm" svg:height="0.799cm" svg:x="9.337cm" svg:y="4.772cm" svg:viewBox="0 0 148 800" svg:d="m0 726h148m-74-74v148m-74-292h148m-74-74v148m-74-290h148m-74-74v148m-74-292h148m-74-74v148">
          <text:p/>
        </draw:path>
        <draw:polyline draw:style-name="gr3" draw:layer="layout" svg:width="4.344cm" svg:height="1.737cm" svg:x="8cm" svg:y="2.423cm" svg:viewBox="0 0 4345 1738" draw:points="0,1738 4345,870 4345,0 0,870 0,1738">
          <text:p/>
        </draw:polyline>
        <draw:path draw:style-name="gr3" draw:layer="layout" svg:width="0.147cm" svg:height="0.799cm" svg:x="9.337cm" svg:y="3.044cm" svg:viewBox="0 0 148 800" svg:d="m0 726h148m-74-74v148m-51-125 103 103m0-103-103 103m-23-268h148m-74-74v148m-51-125 103 103m0-103-103 103m-23-270h148m-74-74v148m-51-125 103 102m0-102-103 102m-23-269h148m-74-74v148m-51-126 103 103m0-103-103 103">
          <text:p/>
        </draw:path>
        <draw:polyline draw:style-name="gr2" draw:layer="layout" svg:width="4.344cm" svg:height="1.738cm" svg:x="8cm" svg:y="5.031cm" svg:viewBox="0 0 4345 1739" draw:points="0,869 4345,1739 4345,869 0,0 0,869">
          <text:p/>
        </draw:polyline>
        <draw:path draw:style-name="gr2" draw:layer="layout" svg:width="0.147cm" svg:height="0.799cm" svg:x="9.337cm" svg:y="5.348cm" svg:viewBox="0 0 148 800" svg:d="m0 726h148m-74-74v148m-51-125 103 103m0-103-103 103m-23-270h148m-74-74v148m-51-125 103 103m0-103-103 103m-23-270h148m-74-74v148m-51-125 103 103m0-103-103 103m-23-268h148m-74-74v148m-51-125 103 103m0-103-103 103">
          <text:p/>
        </draw:path>
        <draw:polyline draw:style-name="gr1" draw:layer="layout" svg:width="4.344cm" svg:height="2.172cm" svg:x="8cm" svg:y="1.554cm" svg:viewBox="0 0 4345 2173" draw:points="0,2173 4345,869 4345,0 0,1305 0,2173">
          <text:p/>
        </draw:polyline>
        <draw:path draw:style-name="gr1" draw:layer="layout" svg:width="0.147cm" svg:height="0.799cm" svg:x="9.336cm" svg:y="2.468cm" svg:viewBox="0 0 148 800" svg:d="m148 725c0 41-33 75-74 75s-74-34-74-75c0-40 33-74 74-74s74 34 74 74m0-213c0 41-33 74-74 74s-74-33-74-74 33-74 74-74 74 33 74 74m0-219c0 41-33 74-74 74s-74-33-74-74 33-74 74-74 74 33 74 74m0-219c0 41-33 74-74 74s-74-33-74-74 33-74 74-74 74 33 74 74">
          <text:p/>
        </draw:path>
        <draw:polyline draw:style-name="gr1" draw:layer="layout" svg:width="4.344cm" svg:height="2.172cm" svg:x="8cm" svg:y="5.465cm" svg:viewBox="0 0 4345 2173" draw:points="0,869 4345,2173 4345,1305 0,0 0,869">
          <text:p/>
        </draw:polyline>
        <draw:path draw:style-name="gr1" draw:layer="layout" svg:width="0.147cm" svg:height="0.799cm" svg:x="9.336cm" svg:y="5.922cm" svg:viewBox="0 0 148 800" svg:d="m148 726c0 41-33 74-74 74s-74-33-74-74 33-74 74-74 74 33 74 74m0-213c0 40-33 74-74 74s-74-34-74-74c0-41 33-74 74-74s74 33 74 74m0-220c0 41-33 74-74 74s-74-33-74-74c0-40 33-74 74-74s74 34 74 74m0-219c0 41-33 74-74 74s-74-33-74-74 33-74 74-74 74 33 74 74">
          <text:p/>
        </draw:path>
        <draw:custom-shape draw:style-name="gr4" draw:text-style-name="P1" draw:layer="layout" svg:width="0.216cm" svg:height="6.25cm" svg:x="3.138cm" svg:y="1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20_Drawing" style:display-name="Line Drawing" style:family="graphic" style:parent-style-name="standard">
      <style:graphic-properties draw:stroke-dash="Dash_20_1" svg:stroke-width="0.03cm" svg:stroke-color="#000000" draw:marker-start-width="0.26cm" draw:marker-end-width="0.26cm" draw:fill="none" draw:fill-gradient-name="Gradient_20_7" draw:fill-hatch-name="Hatching_20_46" draw:fill-image-name="Bitmape_20_1" draw:fill-image-width="0cm" draw:fill-image-height="0cm"/>
    </style:style>
    <style:style style:name="Axis" style:family="graphic" style:parent-style-name="standard">
      <style:graphic-properties draw:stroke-dash="Dash_20_1" draw:marker-end="Arrow" draw:marker-end-width="0.1cm" draw:fill-gradient-name="Gradient_20_7" draw:fill-hatch-name="Hatching_20_46" draw:fill-image-name="Bitmape_20_1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cale0"/>
    </draw:layer-set>
    <style:master-page style:name="drawing_5f_template" style:display-name="drawing_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3T11:51:50</meta:creation-date>
    <meta:editing-duration>PT6M34S</meta:editing-duration>
    <meta:editing-cycles>4</meta:editing-cycles>
    <meta:generator>LibreOffice/3.5$Linux_X86_64 LibreOffice_project/350m1$Build-3</meta:generator>
    <dc:date>2012-08-13T12:00:27</dc:date>
    <meta:document-statistic meta:object-count="24"/>
  </office:meta>
</office:document-meta>
</file>